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85in" svg:height="2.2846in" svg:x="5.2949in" svg:y="0.1252in">
            <draw:object draw:notify-on-update-of-ranges="Sheet1.A2:Sheet1.A8 Sheet1.B2:Sheet1.B8 Sheet1.C2:Sheet1.C8 Sheet1.D2:Sheet1.D8 Sheet1.E2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.3236in" svg:height="2.2449in" svg:x="5.3728in" svg:y="2.6232in">
            <draw:object draw:notify-on-update-of-ranges="Sheet1.A11:Sheet1.A17 Sheet1.B11:Sheet1.B17 Sheet1.C11:Sheet1.C17 Sheet1.D11:Sheet1.D17 Sheet1.E11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7202" calcext:value-type="float">
            <text:p>0.0547202</text:p>
          </table:table-cell>
          <table:table-cell office:value-type="float" office:value="0.031623" calcext:value-type="float">
            <text:p>0.031623</text:p>
          </table:table-cell>
          <table:table-cell office:value-type="float" office:value="0.0234072" calcext:value-type="float">
            <text:p>0.0234072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1032" calcext:value-type="float">
            <text:p>0.0341032</text:p>
          </table:table-cell>
          <table:table-cell office:value-type="float" office:value="0.0237173" calcext:value-type="float">
            <text:p>0.0237173</text:p>
          </table:table-cell>
          <table:table-cell office:value-type="float" office:value="0.0229422" calcext:value-type="float">
            <text:p>0.0229422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29422" calcext:value-type="float">
            <text:p>0.0229422</text:p>
          </table:table-cell>
          <table:table-cell office:value-type="float" office:value="0.0193768" calcext:value-type="float">
            <text:p>0.0193768</text:p>
          </table:table-cell>
          <table:table-cell table:number-columns-repeated="2"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7264" calcext:value-type="float">
            <text:p>0.0147264</text:p>
          </table:table-cell>
          <table:table-cell office:value-type="float" office:value="0.0170516" calcext:value-type="float">
            <text:p>0.0170516</text:p>
          </table:table-cell>
          <table:table-cell office:value-type="float" office:value="0.0223221" calcext:value-type="float">
            <text:p>0.0223221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976593" calcext:value-type="float">
            <text:p>0.00976593</text:p>
          </table:table-cell>
          <table:table-cell office:value-type="float" office:value="0.0117811" calcext:value-type="float">
            <text:p>0.0117811</text:p>
          </table:table-cell>
          <table:table-cell office:value-type="float" office:value="0.0189118" calcext:value-type="float">
            <text:p>0.0189118</text:p>
          </table:table-cell>
          <table:table-cell office:value-type="float" office:value="0.021547" calcext:value-type="float">
            <text:p>0.0215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58053" calcext:value-type="float">
            <text:p>0.00558053</text:p>
          </table:table-cell>
          <table:table-cell office:value-type="float" office:value="0.00775074" calcext:value-type="float">
            <text:p>0.00775074</text:p>
          </table:table-cell>
          <table:table-cell office:value-type="float" office:value="0.0164316" calcext:value-type="float">
            <text:p>0.0164316</text:p>
          </table:table-cell>
          <table:table-cell office:value-type="float" office:value="0.0203069" calcext:value-type="float">
            <text:p>0.02030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25531" calcext:value-type="float">
            <text:p>0.00325531</text:p>
          </table:table-cell>
          <table:table-cell office:value-type="float" office:value="0.00496047" calcext:value-type="float">
            <text:p>0.00496047</text:p>
          </table:table-cell>
          <table:table-cell office:value-type="float" office:value="0.010851" calcext:value-type="float">
            <text:p>0.010851</text:p>
          </table:table-cell>
          <table:table-cell office:value-type="float" office:value="0.0165866" calcext:value-type="float">
            <text:p>0.01658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IX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2569" calcext:value-type="float">
            <text:p>0.192569</text:p>
          </table:table-cell>
          <table:table-cell office:value-type="float" office:value="0.0735599" calcext:value-type="float">
            <text:p>0.0735599</text:p>
          </table:table-cell>
          <table:table-cell office:value-type="float" office:value="0.0101094" calcext:value-type="float">
            <text:p>0.0101094</text:p>
          </table:table-cell>
          <table:table-cell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23387" calcext:value-type="float">
            <text:p>0.0423387</text:p>
          </table:table-cell>
          <table:table-cell office:value-type="float" office:value="0.00979263" calcext:value-type="float">
            <text:p>0.00979263</text:p>
          </table:table-cell>
          <table:table-cell table:number-columns-repeated="2"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15207" calcext:value-type="float">
            <text:p>0.0115207</text:p>
          </table:table-cell>
          <table:table-cell office:value-type="float" office:value="0.006322" calcext:value-type="float">
            <text:p>0.006322</text:p>
          </table:table-cell>
          <table:table-cell office:value-type="float" office:value="0.00650922" calcext:value-type="float">
            <text:p>0.00650922</text:p>
          </table:table-cell>
          <table:table-cell office:value-type="float" office:value="0.00750288" calcext:value-type="float">
            <text:p>0.007502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96025" calcext:value-type="float">
            <text:p>0.00396025</text:p>
          </table:table-cell>
          <table:table-cell office:value-type="float" office:value="0.00367224" calcext:value-type="float">
            <text:p>0.00367224</text:p>
          </table:table-cell>
          <table:table-cell office:value-type="float" office:value="0.00545795" calcext:value-type="float">
            <text:p>0.00545795</text:p>
          </table:table-cell>
          <table:table-cell office:value-type="float" office:value="0.00748848" calcext:value-type="float">
            <text:p>0.00748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5985" calcext:value-type="float">
            <text:p>0.0015985</text:p>
          </table:table-cell>
          <table:table-cell office:value-type="float" office:value="0.00226094" calcext:value-type="float">
            <text:p>0.00226094</text:p>
          </table:table-cell>
          <table:table-cell office:value-type="float" office:value="0.00420507" calcext:value-type="float">
            <text:p>0.00420507</text:p>
          </table:table-cell>
          <table:table-cell office:value-type="float" office:value="0.0062788" calcext:value-type="float">
            <text:p>0.00627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835253" calcext:value-type="float">
            <text:p>0.000835253</text:p>
          </table:table-cell>
          <table:table-cell office:value-type="float" office:value="0.00131048" calcext:value-type="float">
            <text:p>0.00131048</text:p>
          </table:table-cell>
          <table:table-cell office:value-type="float" office:value="0.00285138" calcext:value-type="float">
            <text:p>0.00285138</text:p>
          </table:table-cell>
          <table:table-cell office:value-type="float" office:value="0.00519873" calcext:value-type="float">
            <text:p>0.005198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89631" calcext:value-type="float">
            <text:p>0.000489631</text:p>
          </table:table-cell>
          <table:table-cell office:value-type="float" office:value="0.000734447" calcext:value-type="float">
            <text:p>0.000734447</text:p>
          </table:table-cell>
          <table:table-cell office:value-type="float" office:value="0.0015985" calcext:value-type="float">
            <text:p>0.0015985</text:p>
          </table:table-cell>
          <table:table-cell office:value-type="float" office:value="0.00352823" calcext:value-type="float">
            <text:p>0.00352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23:44:05.834137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22:24:13.339659888</meta:creation-date>
    <meta:generator>LibreOffice/6.4.3.2$Linux_X86_64 LibreOffice_project/40$Build-2</meta:generator>
    <dc:date>2020-06-14T23:47:39.749358171</dc:date>
    <meta:editing-duration>PT1H50M25S</meta:editing-duration>
    <meta:editing-cycles>8</meta:editing-cycles>
    <meta:document-statistic meta:table-count="1" meta:cell-count="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5.703cm" xlink:href=".." xlink:type="simple" chart:class="chart:line" chart:style-name="ch1">
        <chart:legend chart:legend-position="end" svg:x="10.546cm" svg:y="1.769cm" style:legend-expansion="high" chart:style-name="ch2"/>
        <chart:plot-area chart:style-name="ch3" table:cell-range-address="Sheet1.A11:Sheet1.E17" chart:data-source-has-labels="column" svg:x="0.27cm" svg:y="0.114cm" svg:width="10.006cm" svg:height="5.475cm">
          <chartooo:coordinate-region svg:x="1.247cm" svg:y="0.322cm" svg:width="8.82cm" svg:height="4.602cm"/>
          <chart:axis chart:dimension="x" chart:name="primary-x" chart:style-name="ch4" chartooo:axis-type="auto">
            <chartooo:date-scale/>
            <chart:categories table:cell-range-address="Sheet1.A11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17" chart:class="chart:line">
            <chart:data-point chart:repeated="7"/>
          </chart:series>
          <chart:series chart:style-name="ch7" chart:values-cell-range-address="Sheet1.C11:Sheet1.C17" chart:class="chart:line">
            <chart:data-point chart:repeated="7"/>
          </chart:series>
          <chart:series chart:style-name="ch8" chart:values-cell-range-address="Sheet1.D11:Sheet1.D17" chart:class="chart:line">
            <chart:data-point chart:repeated="7"/>
          </chart:series>
          <chart:series chart:style-name="ch9" chart:values-cell-range-address="Sheet1.E11:Sheet1.E17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1:Sheet1.A17</svg:desc>
                </draw:g>
              </table:table-cell>
              <table:table-cell office:value-type="float" office:value="0.192569">
                <text:p>0.192569</text:p>
                <draw:g>
                  <svg:desc>Sheet1.B11:Sheet1.B17</svg:desc>
                </draw:g>
              </table:table-cell>
              <table:table-cell office:value-type="float" office:value="0.0735599">
                <text:p>0.0735599</text:p>
                <draw:g>
                  <svg:desc>Sheet1.C11:Sheet1.C17</svg:desc>
                </draw:g>
              </table:table-cell>
              <table:table-cell office:value-type="float" office:value="0.0101094">
                <text:p>0.0101094</text:p>
                <draw:g>
                  <svg:desc>Sheet1.D11:Sheet1.D17</svg:desc>
                </draw:g>
              </table:table-cell>
              <table:table-cell office:value-type="float" office:value="0.00751728">
                <text:p>0.00751728</text:p>
                <draw:g>
                  <svg:desc>Sheet1.E11:Sheet1.E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3387">
                <text:p>0.0423387</text:p>
              </table:table-cell>
              <table:table-cell office:value-type="float" office:value="0.00979263">
                <text:p>0.00979263</text:p>
              </table:table-cell>
              <table:table-cell office:value-type="float" office:value="0.00751728">
                <text:p>0.00751728</text:p>
              </table:table-cell>
              <table:table-cell office:value-type="float" office:value="0.00751728">
                <text:p>0.007517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15207">
                <text:p>0.0115207</text:p>
              </table:table-cell>
              <table:table-cell office:value-type="float" office:value="0.006322">
                <text:p>0.006322</text:p>
              </table:table-cell>
              <table:table-cell office:value-type="float" office:value="0.00650922">
                <text:p>0.00650922</text:p>
              </table:table-cell>
              <table:table-cell office:value-type="float" office:value="0.00750288">
                <text:p>0.007502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96025">
                <text:p>0.00396025</text:p>
              </table:table-cell>
              <table:table-cell office:value-type="float" office:value="0.00367224">
                <text:p>0.00367224</text:p>
              </table:table-cell>
              <table:table-cell office:value-type="float" office:value="0.00545795">
                <text:p>0.00545795</text:p>
              </table:table-cell>
              <table:table-cell office:value-type="float" office:value="0.00748848">
                <text:p>0.007488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5985">
                <text:p>0.0015985</text:p>
              </table:table-cell>
              <table:table-cell office:value-type="float" office:value="0.00226094">
                <text:p>0.00226094</text:p>
              </table:table-cell>
              <table:table-cell office:value-type="float" office:value="0.00420507">
                <text:p>0.00420507</text:p>
              </table:table-cell>
              <table:table-cell office:value-type="float" office:value="0.0062788">
                <text:p>0.00627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835253">
                <text:p>0.000835253</text:p>
              </table:table-cell>
              <table:table-cell office:value-type="float" office:value="0.00131048">
                <text:p>0.00131048</text:p>
              </table:table-cell>
              <table:table-cell office:value-type="float" office:value="0.00285138">
                <text:p>0.00285138</text:p>
              </table:table-cell>
              <table:table-cell office:value-type="float" office:value="0.00519873">
                <text:p>0.005198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489631">
                <text:p>0.000489631</text:p>
              </table:table-cell>
              <table:table-cell office:value-type="float" office:value="0.000734447">
                <text:p>0.000734447</text:p>
              </table:table-cell>
              <table:table-cell office:value-type="float" office:value="0.0015985">
                <text:p>0.0015985</text:p>
              </table:table-cell>
              <table:table-cell office:value-type="float" office:value="0.00352823">
                <text:p>0.00352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9cm" svg:height="5.804cm" xlink:href=".." xlink:type="simple" chart:class="chart:line" chart:style-name="ch1">
        <chart:legend chart:legend-position="end" svg:x="10.702cm" svg:y="1.82cm" style:legend-expansion="high" chart:style-name="ch2"/>
        <chart:plot-area chart:style-name="ch3" table:cell-range-address="Sheet1.A2:Sheet1.E8" chart:data-source-has-labels="column" svg:x="0.273cm" svg:y="0.116cm" svg:width="10.156cm" svg:height="5.572cm">
          <chartooo:coordinate-region svg:x="1.25cm" svg:y="0.324cm" svg:width="8.97cm" svg:height="4.699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class="chart:line">
            <chart:data-point chart:repeated="7"/>
          </chart:series>
          <chart:series chart:style-name="ch7" chart:values-cell-range-address="Sheet1.C2:Sheet1.C8" chart:class="chart:line">
            <chart:data-point chart:repeated="7"/>
          </chart:series>
          <chart:series chart:style-name="ch8" chart:values-cell-range-address="Sheet1.D2:Sheet1.D8" chart:class="chart:line">
            <chart:data-point chart:repeated="7"/>
          </chart:series>
          <chart:series chart:style-name="ch9" chart:values-cell-range-address="Sheet1.E2:Sheet1.E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0.0547202">
                <text:p>0.0547202</text:p>
                <draw:g>
                  <svg:desc>Sheet1.B2:Sheet1.B8</svg:desc>
                </draw:g>
              </table:table-cell>
              <table:table-cell office:value-type="float" office:value="0.031623">
                <text:p>0.031623</text:p>
                <draw:g>
                  <svg:desc>Sheet1.C2:Sheet1.C8</svg:desc>
                </draw:g>
              </table:table-cell>
              <table:table-cell office:value-type="float" office:value="0.0234072">
                <text:p>0.0234072</text:p>
                <draw:g>
                  <svg:desc>Sheet1.D2:Sheet1.D8</svg:desc>
                </draw:g>
              </table:table-cell>
              <table:table-cell office:value-type="float" office:value="0.0227872">
                <text:p>0.022787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41032">
                <text:p>0.0341032</text:p>
              </table:table-cell>
              <table:table-cell office:value-type="float" office:value="0.0237173">
                <text:p>0.0237173</text:p>
              </table:table-cell>
              <table:table-cell office:value-type="float" office:value="0.0229422">
                <text:p>0.0229422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29422">
                <text:p>0.0229422</text:p>
              </table:table-cell>
              <table:table-cell office:value-type="float" office:value="0.0193768">
                <text:p>0.0193768</text:p>
              </table:table-cell>
              <table:table-cell office:value-type="float" office:value="0.0227872">
                <text:p>0.0227872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47264">
                <text:p>0.0147264</text:p>
              </table:table-cell>
              <table:table-cell office:value-type="float" office:value="0.0170516">
                <text:p>0.0170516</text:p>
              </table:table-cell>
              <table:table-cell office:value-type="float" office:value="0.0223221">
                <text:p>0.0223221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76593">
                <text:p>0.00976593</text:p>
              </table:table-cell>
              <table:table-cell office:value-type="float" office:value="0.0117811">
                <text:p>0.0117811</text:p>
              </table:table-cell>
              <table:table-cell office:value-type="float" office:value="0.0189118">
                <text:p>0.0189118</text:p>
              </table:table-cell>
              <table:table-cell office:value-type="float" office:value="0.021547">
                <text:p>0.0215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558053">
                <text:p>0.00558053</text:p>
              </table:table-cell>
              <table:table-cell office:value-type="float" office:value="0.00775074">
                <text:p>0.00775074</text:p>
              </table:table-cell>
              <table:table-cell office:value-type="float" office:value="0.0164316">
                <text:p>0.0164316</text:p>
              </table:table-cell>
              <table:table-cell office:value-type="float" office:value="0.0203069">
                <text:p>0.02030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25531">
                <text:p>0.00325531</text:p>
              </table:table-cell>
              <table:table-cell office:value-type="float" office:value="0.00496047">
                <text:p>0.00496047</text:p>
              </table:table-cell>
              <table:table-cell office:value-type="float" office:value="0.010851">
                <text:p>0.010851</text:p>
              </table:table-cell>
              <table:table-cell office:value-type="float" office:value="0.0165866">
                <text:p>0.0165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